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3cm"/>
    </style:style>
    <style:style style:name="co2" style:family="table-column">
      <style:table-column-properties fo:break-before="auto" style:column-width="0.6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! / (n! * (n-m)!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FACT([.B2]) / (FACT([.C2]) * FACT([.B2]-[.C2]))" office:value-type="float" office:value="1" calcext:value-type="float">
            <text:p>1</text:p>
          </table:table-cell>
          <table:table-cell table:formula="of:=SUM([.D:.D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FACT([.B3]) / (FACT([.C3]) * FACT([.B3]-[.C3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FACT([.B4]) / (FACT([.C4]) * FACT([.B4]-[.C4]))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FACT([.B5]) / (FACT([.C5]) * FACT([.B5]-[.C5])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FACT([.B6]) / (FACT([.C6]) * FACT([.B6]-[.C6]))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FACT([.B7]) / (FACT([.C7]) * FACT([.B7]-[.C7]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FACT([.B8]) / (FACT([.C8]) * FACT([.B8]-[.C8])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57:10.462000000</meta:creation-date>
    <dc:date>2024-03-07T17:03:07.779000000</dc:date>
    <meta:editing-duration>PT5M58S</meta:editing-duration>
    <meta:editing-cycles>1</meta:editing-cycles>
    <meta:document-statistic meta:table-count="1" meta:cell-count="25" meta:object-count="0"/>
    <meta:generator>LibreOffice/7.5.0.3$Windows_X86_64 LibreOffice_project/c21113d003cd3efa8c53188764377a8272d9d6de</meta:generator>
  </office:meta>
</office:document-meta>
</file>